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MODEL OUTPUT</text:p>
          </table:table-cell>
          <table:table-cell table:style-name="ce1"/>
          <table:table-cell/>
          <table:table-cell office:value-type="string">
            <text:p>NOISY OBSERVATIONS</text:p>
          </table:table-cell>
          <table:table-cell/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0</text:p>
          </table:table-cell>
          <table:table-cell/>
          <table:table-cell office:value-type="float" office:value="900">
            <text:p>900</text:p>
          </table:table-cell>
          <table:table-cell office:value-type="float" office:value="0.0001">
            <text:p>0.0001</text:p>
          </table:table-cell>
          <table:table-cell table:style-name="Default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24431E-019">
            <text:p>1.24E-019</text:p>
          </table:table-cell>
          <table:table-cell/>
          <table:table-cell office:value-type="float" office:value="1200">
            <text:p>1200</text:p>
          </table:table-cell>
          <table:table-cell office:value-type="float" office:value="0.0002">
            <text:p>0.0002</text:p>
          </table:table-cell>
          <table:table-cell>
            <draw:frame table:end-cell-address="Sheet1.Q19" table:end-x="0.8cm" table:end-y="0.027cm" draw:z-index="0" draw:style-name="gr1" svg:width="23.739cm" svg:height="6.986cm" svg:x="1.901cm" svg:y="0.239cm">
              <draw:object draw:notify-on-update-of-ranges="Sheet1.E2:Sheet1.E6 Sheet1.A2:Sheet1.A62 Sheet1.B2:Sheet1.B62 Sheet1.D2:Sheet1.D6 Sheet1.E2:Sheet1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00000000845419">
            <text:p>8.45E-011</text:p>
          </table:table-cell>
          <table:table-cell/>
          <table:table-cell office:value-type="float" office:value="1800">
            <text:p>1800</text:p>
          </table:table-cell>
          <table:table-cell office:value-type="float" office:value="0.00032">
            <text:p>0.0003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00000616334">
            <text:p>6.16E-008</text:p>
          </table:table-cell>
          <table:table-cell/>
          <table:table-cell office:value-type="float" office:value="3000">
            <text:p>3000</text:p>
          </table:table-cell>
          <table:table-cell office:value-type="float" office:value="0.00015">
            <text:p>0.0001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000147969">
            <text:p>1.48E-006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style-name="ce1" office:value-type="string">
            <text:p>9.14851e-06</text:p>
          </table:table-cell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office:value-type="float" office:value="720">
            <text:p>720</text:p>
          </table:table-cell>
          <table:table-cell table:style-name="ce1" office:value-type="string">
            <text:p>2.88272e-05</text:p>
          </table:table-cell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office:value-type="float" office:value="840">
            <text:p>840</text:p>
          </table:table-cell>
          <table:table-cell table:style-name="ce1" office:value-type="string">
            <text:p>6.19488e-05</text:p>
          </table:table-cell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office:value-type="float" office:value="960">
            <text:p>960</text:p>
          </table:table-cell>
          <table:table-cell table:style-name="ce1" office:value-type="string">
            <text:p>0.000104961</text:p>
          </table:table-cell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office:value-type="float" office:value="1080">
            <text:p>1080</text:p>
          </table:table-cell>
          <table:table-cell table:style-name="ce1" office:value-type="string">
            <text:p>0.000151927</text:p>
          </table:table-cell>
          <table:table-cell table:number-columns-repeated="2"/>
          <table:table-cell table:style-name="ce2"/>
          <table:table-cell table:style-name="Default"/>
        </table:table-row>
        <table:table-row table:style-name="ro1">
          <table:table-cell office:value-type="float" office:value="1200">
            <text:p>1200</text:p>
          </table:table-cell>
          <table:table-cell table:style-name="Default" office:value-type="float" office:value="0.000197095">
            <text:p>0.00019709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320">
            <text:p>1320</text:p>
          </table:table-cell>
          <table:table-cell table:style-name="Default" office:value-type="float" office:value="0.000236233">
            <text:p>0.00023623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440">
            <text:p>1440</text:p>
          </table:table-cell>
          <table:table-cell table:style-name="Default" office:value-type="float" office:value="0.000266925">
            <text:p>0.00026692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60">
            <text:p>1560</text:p>
          </table:table-cell>
          <table:table-cell table:style-name="Default" office:value-type="float" office:value="0.000288311">
            <text:p>0.00028831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000300643">
            <text:p>3.01E-004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304856">
            <text:p>3.05E-004</text:p>
          </table:table-cell>
          <table:table-cell table:number-columns-repeated="4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0302228">
            <text:p>3.02E-004</text:p>
          </table:table-cell>
          <table:table-cell table:number-columns-repeated="4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.00029414">
            <text:p>2.94E-004</text:p>
          </table:table-cell>
          <table:table-cell table:number-columns-repeated="4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000281925">
            <text:p>2.82E-004</text:p>
          </table:table-cell>
          <table:table-cell table:number-columns-repeated="4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0.000266785">
            <text:p>2.67E-004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249746">
            <text:p>2.50E-004</text:p>
          </table:table-cell>
          <table:table-cell table:number-columns-repeated="4"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0.000231656">
            <text:p>2.32E-004</text:p>
          </table:table-cell>
          <table:table-cell table:number-columns-repeated="4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0.00021319">
            <text:p>2.13E-004</text:p>
          </table:table-cell>
          <table:table-cell table:number-columns-repeated="4"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0.000194864">
            <text:p>1.95E-004</text:p>
          </table:table-cell>
          <table:table-cell table:number-columns-repeated="4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0.000177063">
            <text:p>1.77E-004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0160058">
            <text:p>1.60E-004</text:p>
          </table:table-cell>
          <table:table-cell table:number-columns-repeated="4"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0.000144031">
            <text:p>1.44E-004</text:p>
          </table:table-cell>
          <table:table-cell table:number-columns-repeated="4"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0.000129091">
            <text:p>1.29E-004</text:p>
          </table:table-cell>
          <table:table-cell table:number-columns-repeated="4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0.000115289">
            <text:p>1.15E-004</text:p>
          </table:table-cell>
          <table:table-cell table:number-columns-repeated="4"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0.000102639">
            <text:p>1.03E-004</text:p>
          </table:table-cell>
          <table:table-cell table:number-columns-repeated="4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00911181">
            <text:p>9.11E-005</text:p>
          </table:table-cell>
          <table:table-cell table:number-columns-repeated="4"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0.0000806859">
            <text:p>8.07E-005</text:p>
          </table:table-cell>
          <table:table-cell table:number-columns-repeated="4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0.0000712854">
            <text:p>7.13E-005</text:p>
          </table:table-cell>
          <table:table-cell table:number-columns-repeated="4"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0.0000628508">
            <text:p>6.29E-005</text:p>
          </table:table-cell>
          <table:table-cell table:number-columns-repeated="4"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0.0000553111">
            <text:p>5.53E-005</text:p>
          </table:table-cell>
          <table:table-cell table:number-columns-repeated="4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00485937">
            <text:p>4.86E-005</text:p>
          </table:table-cell>
          <table:table-cell table:number-columns-repeated="4"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0.0000426265">
            <text:p>4.26E-005</text:p>
          </table:table-cell>
          <table:table-cell table:number-columns-repeated="4"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0.0000373397">
            <text:p>3.73E-005</text:p>
          </table:table-cell>
          <table:table-cell table:number-columns-repeated="4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0.0000326668">
            <text:p>3.27E-005</text:p>
          </table:table-cell>
          <table:table-cell table:number-columns-repeated="4"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0.0000285451">
            <text:p>2.85E-005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00249167">
            <text:p>2.49E-005</text:p>
          </table:table-cell>
          <table:table-cell table:number-columns-repeated="4"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0.0000217279">
            <text:p>2.17E-005</text:p>
          </table:table-cell>
          <table:table-cell table:number-columns-repeated="4"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0.0000189299">
            <text:p>1.89E-005</text:p>
          </table:table-cell>
          <table:table-cell table:number-columns-repeated="4"/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0.0000164784">
            <text:p>1.65E-005</text:p>
          </table:table-cell>
          <table:table-cell table:number-columns-repeated="4"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0.0000143332">
            <text:p>1.43E-005</text:p>
          </table:table-cell>
          <table:table-cell table:number-columns-repeated="4"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0.0000124583">
            <text:p>1.25E-005</text:p>
          </table:table-cell>
          <table:table-cell table:number-columns-repeated="4"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0.0000108214">
            <text:p>1.08E-005</text:p>
          </table:table-cell>
          <table:table-cell table:number-columns-repeated="4"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0.00000939375">
            <text:p>9.39E-006</text:p>
          </table:table-cell>
          <table:table-cell table:number-columns-repeated="4"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0.00000814975">
            <text:p>8.15E-006</text:p>
          </table:table-cell>
          <table:table-cell table:number-columns-repeated="4"/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0.0000070667">
            <text:p>7.07E-006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0000612451">
            <text:p>6.12E-006</text:p>
          </table:table-cell>
          <table:table-cell table:number-columns-repeated="4"/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0.00000530546">
            <text:p>5.31E-006</text:p>
          </table:table-cell>
          <table:table-cell table:number-columns-repeated="4"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0.00000459395">
            <text:p>4.59E-006</text:p>
          </table:table-cell>
          <table:table-cell table:number-columns-repeated="4"/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0.00000397623">
            <text:p>3.98E-006</text:p>
          </table:table-cell>
          <table:table-cell table:number-columns-repeated="4"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0.00000344026">
            <text:p>3.44E-006</text:p>
          </table:table-cell>
          <table:table-cell table:number-columns-repeated="4"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0.00000297547">
            <text:p>2.98E-006</text:p>
          </table:table-cell>
          <table:table-cell table:number-columns-repeated="4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0.00000257261">
            <text:p>2.57E-006</text:p>
          </table:table-cell>
          <table:table-cell table:number-columns-repeated="4"/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0.00000222359">
            <text:p>2.22E-006</text:p>
          </table:table-cell>
          <table:table-cell table:number-columns-repeated="4"/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0.00000192136">
            <text:p>1.92E-006</text:p>
          </table:table-cell>
          <table:table-cell table:number-columns-repeated="4"/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0.00000165974">
            <text:p>1.66E-006</text:p>
          </table:table-cell>
          <table:table-cell table:number-columns-repeated="4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0.00000143337">
            <text:p>1.43E-00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6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2-06-27T13:12:34</meta:creation-date>
    <dc:date>2012-06-27T16:15:21</dc:date>
    <dc:creator>David Kneis</dc:creator>
    <meta:editing-duration>PT02H47M37S</meta:editing-duration>
    <meta:editing-cycles>3</meta:editing-cycles>
    <meta:generator>OpenOffice.org/3.2$Linux OpenOffice.org_project/320m12$Build-9483</meta:generator>
    <meta:document-statistic meta:table-count="3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4cm" svg:height="6.987cm" xlink:href=".." chart:class="chart:scatter" chart:column-mapping="0" chart:style-name="ch1">
        <chart:legend chart:legend-position="end" svg:x="21.372cm" svg:y="3.024cm" chart:style-name="ch2"/>
        <chart:plot-area chart:style-name="ch3" table:cell-range-address="Sheet1.E2:Sheet1.E6 Sheet1.A2:Sheet1.B62" chart:data-source-has-labels="column" svg:x="0.474cm" svg:y="0.139cm" svg:width="20.425cm" svg:height="6.57cm">
          <chart:axis chart:dimension="x" chart:name="primary-x" chart:style-name="ch4">
            <chart:categories table:cell-range-address="Sheet1.E2:Sheet1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2" chart:class="chart:scatter">
            <chart:domain table:cell-range-address="Sheet1.A2:Sheet1.A62"/>
            <chart:data-point chart:repeated="61"/>
          </chart:series>
          <chart:series chart:style-name="ch7" chart:values-cell-range-address="Sheet1.E2:Sheet1.E6" chart:class="chart:scatter">
            <chart:domain table:cell-range-address="Sheet1.D2:Sheet1.D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E2:Sheet1.E6">0.0001</text:p>
              </table:table-cell>
              <table:table-cell office:value-type="float" office:value="0">
                <text:p text:id="Sheet1.A2:Sheet1.A62">0</text:p>
              </table:table-cell>
              <table:table-cell office:value-type="float" office:value="1.#NAN">
                <text:p text:id="Sheet1.B2:Sheet1.B62">1.#NAN</text:p>
              </table:table-cell>
              <table:table-cell office:value-type="float" office:value="900">
                <text:p text:id="Sheet1.D2:Sheet1.D6">900</text:p>
              </table:table-cell>
              <table:table-cell office:value-type="float" office:value="0.0001">
                <text:p text:id="Sheet1.E2:Sheet1.E6">0.0001</text:p>
              </table:table-cell>
            </table:table-row>
            <table:table-row>
              <table:table-cell office:value-type="string">
                <text:p>0.0002</text:p>
              </table:table-cell>
              <table:table-cell office:value-type="float" office:value="120">
                <text:p>120</text:p>
              </table:table-cell>
              <table:table-cell office:value-type="float" office:value="1.24431E-019">
                <text:p>1.24431E-019</text:p>
              </table:table-cell>
              <table:table-cell office:value-type="float" office:value="1200">
                <text:p>120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0.00032</text:p>
              </table:table-cell>
              <table:table-cell office:value-type="float" office:value="240">
                <text:p>240</text:p>
              </table:table-cell>
              <table:table-cell office:value-type="float" office:value="0.0000000000845419">
                <text:p>0.0000000000845419</text:p>
              </table:table-cell>
              <table:table-cell office:value-type="float" office:value="1800">
                <text:p>1800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0.00015</text:p>
              </table:table-cell>
              <table:table-cell office:value-type="float" office:value="360">
                <text:p>360</text:p>
              </table:table-cell>
              <table:table-cell office:value-type="float" office:value="0.0000000616334">
                <text:p>0.0000000616334</text:p>
              </table:table-cell>
              <table:table-cell office:value-type="float" office:value="3000">
                <text:p>300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480">
                <text:p>480</text:p>
              </table:table-cell>
              <table:table-cell office:value-type="float" office:value="0.00000147969">
                <text:p>0.00000147969</text:p>
              </table:table-cell>
              <table:table-cell office:value-type="float" office:value="3600">
                <text:p>360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080">
                <text:p>10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0.000197095">
                <text:p>0.0001970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320">
                <text:p>1320</text:p>
              </table:table-cell>
              <table:table-cell office:value-type="float" office:value="0.000236233">
                <text:p>0.000236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440">
                <text:p>1440</text:p>
              </table:table-cell>
              <table:table-cell office:value-type="float" office:value="0.000266925">
                <text:p>0.000266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560">
                <text:p>1560</text:p>
              </table:table-cell>
              <table:table-cell office:value-type="float" office:value="0.000288311">
                <text:p>0.0002883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680">
                <text:p>1680</text:p>
              </table:table-cell>
              <table:table-cell office:value-type="float" office:value="0.000300643">
                <text:p>0.000300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0.000304856">
                <text:p>0.000304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920">
                <text:p>1920</text:p>
              </table:table-cell>
              <table:table-cell office:value-type="float" office:value="0.000302228">
                <text:p>0.000302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040">
                <text:p>2040</text:p>
              </table:table-cell>
              <table:table-cell office:value-type="float" office:value="0.00029414">
                <text:p>0.00029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160">
                <text:p>2160</text:p>
              </table:table-cell>
              <table:table-cell office:value-type="float" office:value="0.000281925">
                <text:p>0.000281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280">
                <text:p>2280</text:p>
              </table:table-cell>
              <table:table-cell office:value-type="float" office:value="0.000266785">
                <text:p>0.000266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400">
                <text:p>2400</text:p>
              </table:table-cell>
              <table:table-cell office:value-type="float" office:value="0.000249746">
                <text:p>0.0002497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520">
                <text:p>2520</text:p>
              </table:table-cell>
              <table:table-cell office:value-type="float" office:value="0.000231656">
                <text:p>0.000231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640">
                <text:p>2640</text:p>
              </table:table-cell>
              <table:table-cell office:value-type="float" office:value="0.00021319">
                <text:p>0.00021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760">
                <text:p>2760</text:p>
              </table:table-cell>
              <table:table-cell office:value-type="float" office:value="0.000194864">
                <text:p>0.000194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880">
                <text:p>2880</text:p>
              </table:table-cell>
              <table:table-cell office:value-type="float" office:value="0.000177063">
                <text:p>0.000177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0.000160058">
                <text:p>0.00016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120">
                <text:p>3120</text:p>
              </table:table-cell>
              <table:table-cell office:value-type="float" office:value="0.000144031">
                <text:p>0.000144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240">
                <text:p>3240</text:p>
              </table:table-cell>
              <table:table-cell office:value-type="float" office:value="0.000129091">
                <text:p>0.0001290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360">
                <text:p>3360</text:p>
              </table:table-cell>
              <table:table-cell office:value-type="float" office:value="0.000115289">
                <text:p>0.000115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480">
                <text:p>3480</text:p>
              </table:table-cell>
              <table:table-cell office:value-type="float" office:value="0.000102639">
                <text:p>0.000102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600">
                <text:p>3600</text:p>
              </table:table-cell>
              <table:table-cell office:value-type="float" office:value="0.0000911181">
                <text:p>0.0000911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720">
                <text:p>3720</text:p>
              </table:table-cell>
              <table:table-cell office:value-type="float" office:value="0.0000806859">
                <text:p>0.00008068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840">
                <text:p>3840</text:p>
              </table:table-cell>
              <table:table-cell office:value-type="float" office:value="0.0000712854">
                <text:p>0.0000712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960">
                <text:p>3960</text:p>
              </table:table-cell>
              <table:table-cell office:value-type="float" office:value="0.0000628508">
                <text:p>0.0000628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080">
                <text:p>4080</text:p>
              </table:table-cell>
              <table:table-cell office:value-type="float" office:value="0.0000553111">
                <text:p>0.0000553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200">
                <text:p>4200</text:p>
              </table:table-cell>
              <table:table-cell office:value-type="float" office:value="0.0000485937">
                <text:p>0.0000485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320">
                <text:p>4320</text:p>
              </table:table-cell>
              <table:table-cell office:value-type="float" office:value="0.0000426265">
                <text:p>0.0000426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440">
                <text:p>4440</text:p>
              </table:table-cell>
              <table:table-cell office:value-type="float" office:value="0.0000373397">
                <text:p>0.0000373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560">
                <text:p>4560</text:p>
              </table:table-cell>
              <table:table-cell office:value-type="float" office:value="0.0000326668">
                <text:p>0.0000326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680">
                <text:p>4680</text:p>
              </table:table-cell>
              <table:table-cell office:value-type="float" office:value="0.0000285451">
                <text:p>0.00002854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800">
                <text:p>4800</text:p>
              </table:table-cell>
              <table:table-cell office:value-type="float" office:value="0.0000249167">
                <text:p>0.0000249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4920">
                <text:p>4920</text:p>
              </table:table-cell>
              <table:table-cell office:value-type="float" office:value="0.0000217279">
                <text:p>0.00002172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040">
                <text:p>5040</text:p>
              </table:table-cell>
              <table:table-cell office:value-type="float" office:value="0.0000189299">
                <text:p>0.0000189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160">
                <text:p>5160</text:p>
              </table:table-cell>
              <table:table-cell office:value-type="float" office:value="0.0000164784">
                <text:p>0.00001647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280">
                <text:p>5280</text:p>
              </table:table-cell>
              <table:table-cell office:value-type="float" office:value="0.0000143332">
                <text:p>0.0000143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400">
                <text:p>5400</text:p>
              </table:table-cell>
              <table:table-cell office:value-type="float" office:value="0.0000124583">
                <text:p>0.0000124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520">
                <text:p>5520</text:p>
              </table:table-cell>
              <table:table-cell office:value-type="float" office:value="0.0000108214">
                <text:p>0.0000108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640">
                <text:p>5640</text:p>
              </table:table-cell>
              <table:table-cell office:value-type="float" office:value="0.00000939375">
                <text:p>0.00000939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760">
                <text:p>5760</text:p>
              </table:table-cell>
              <table:table-cell office:value-type="float" office:value="0.00000814975">
                <text:p>0.00000814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5880">
                <text:p>5880</text:p>
              </table:table-cell>
              <table:table-cell office:value-type="float" office:value="0.0000070667">
                <text:p>0.0000070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0.00000612451">
                <text:p>0.000006124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120">
                <text:p>6120</text:p>
              </table:table-cell>
              <table:table-cell office:value-type="float" office:value="0.00000530546">
                <text:p>0.00000530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240">
                <text:p>6240</text:p>
              </table:table-cell>
              <table:table-cell office:value-type="float" office:value="0.00000459395">
                <text:p>0.00000459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360">
                <text:p>6360</text:p>
              </table:table-cell>
              <table:table-cell office:value-type="float" office:value="0.00000397623">
                <text:p>0.00000397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480">
                <text:p>6480</text:p>
              </table:table-cell>
              <table:table-cell office:value-type="float" office:value="0.00000344026">
                <text:p>0.00000344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600">
                <text:p>6600</text:p>
              </table:table-cell>
              <table:table-cell office:value-type="float" office:value="0.00000297547">
                <text:p>0.000002975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720">
                <text:p>6720</text:p>
              </table:table-cell>
              <table:table-cell office:value-type="float" office:value="0.00000257261">
                <text:p>0.00000257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840">
                <text:p>6840</text:p>
              </table:table-cell>
              <table:table-cell office:value-type="float" office:value="0.00000222359">
                <text:p>0.00000222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960">
                <text:p>6960</text:p>
              </table:table-cell>
              <table:table-cell office:value-type="float" office:value="0.00000192136">
                <text:p>0.00000192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080">
                <text:p>7080</text:p>
              </table:table-cell>
              <table:table-cell office:value-type="float" office:value="0.00000165974">
                <text:p>0.000001659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200">
                <text:p>7200</text:p>
              </table:table-cell>
              <table:table-cell office:value-type="float" office:value="0.00000143337">
                <text:p>0.000001433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